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1dd1dc"/>
    </style:style>
    <style:style style:name="P3" style:family="paragraph" style:parent-style-name="Heading_20_1" style:list-style-name="WWNum1" style:master-page-name="First_20_Page">
      <style:paragraph-properties style:page-number="auto"/>
      <style:text-properties officeooo:rsid="001dd1dc" officeooo:paragraph-rsid="001dd1dc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bfcac"/>
    </style:style>
    <style:style style:name="T4" style:family="text">
      <style:text-properties officeooo:rsid="001dd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97098496" text:style-name="WWNum1">
        <text:list-header>
          <text:h text:style-name="P3" text:outline-level="1">Card sd</text:h>
        </text:list-header>
      </text:list>
      <text:list xml:id="list3929844342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P2">F.Creación: <text:span text:style-name="T4">8-11</text:span>-2018</text:p>
      <text:p text:style-name="Standard"/>
      <text:p text:style-name="P1">Link de Interes:<text:tab/><text:tab/><text:a xlink:type="simple" xlink:href="https://www.androidpit.es/android-tarjeta-sd" text:style-name="Internet_20_link" text:visited-style-name="Visited_20_Internet_20_Link"><text:span text:style-name="T4">card sd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1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1-08T19:01:27.575000000</meta:creation-date>
    <meta:editing-duration>PT5M17S</meta:editing-duration>
    <meta:generator>LibreOffice/6.1.0.3$Windows_X86_64 LibreOffice_project/efb621ed25068d70781dc026f7e9c5187a4decd1</meta:generator>
    <dc:date>2018-11-08T19:04:06.789000000</dc:date>
    <meta:document-statistic meta:table-count="0" meta:image-count="0" meta:object-count="0" meta:page-count="1" meta:paragraph-count="8" meta:word-count="22" meta:character-count="163" meta:non-whitespace-character-count="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